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of mine</text:p>
          </table:table-cell>
          <table:table-cell office:value-type="string">
            <text:p>meiner</text:p>
          </table:table-cell>
        </table:table-row>
        <table:table-row table:style-name="ro1">
          <table:table-cell office:value-type="string">
            <text:p>(to) me</text:p>
          </table:table-cell>
          <table:table-cell office:value-type="string">
            <text:p>(zu) mir</text:p>
          </table:table-cell>
        </table:table-row>
        <table:table-row table:style-name="ro1">
          <table:table-cell office:value-type="string">
            <text:p>me --- used as an object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you --- singular</text:p>
          </table:table-cell>
          <table:table-cell office:value-type="string">
            <text:p>du</text:p>
          </table:table-cell>
        </table:table-row>
        <table:table-row table:style-name="ro1">
          <table:table-cell office:value-type="string">
            <text:p>of yours --- singular</text:p>
          </table:table-cell>
          <table:table-cell office:value-type="string">
            <text:p>deiner</text:p>
          </table:table-cell>
        </table:table-row>
        <table:table-row table:style-name="ro1">
          <table:table-cell office:value-type="string">
            <text:p>(to) you --- singular</text:p>
          </table:table-cell>
          <table:table-cell office:value-type="string">
            <text:p>(zu) dir</text:p>
          </table:table-cell>
        </table:table-row>
        <table:table-row table:style-name="ro1">
          <table:table-cell office:value-type="string">
            <text:p>you --- used as an object --- singular</text:p>
          </table:table-cell>
          <table:table-cell office:value-type="string">
            <text:p>dich</text:p>
          </table:table-cell>
        </table:table-row>
        <table:table-row table:style-name="ro1">
          <table:table-cell office:value-type="string">
            <text:p>you --- singular, polite</text:p>
          </table:table-cell>
          <table:table-cell office:value-type="string">
            <text:p>Sie --- with capital letter !</text:p>
          </table:table-cell>
        </table:table-row>
        <table:table-row table:style-name="ro1">
          <table:table-cell office:value-type="string">
            <text:p>of yours --- singular, polite</text:p>
          </table:table-cell>
          <table:table-cell office:value-type="string">
            <text:p>Ihrer --- with capital letter !</text:p>
          </table:table-cell>
        </table:table-row>
        <table:table-row table:style-name="ro1">
          <table:table-cell office:value-type="string">
            <text:p>(to) you --- singular, polite</text:p>
          </table:table-cell>
          <table:table-cell office:value-type="string">
            <text:p>(zu) Ihnen --- with capital letter !</text:p>
          </table:table-cell>
        </table:table-row>
        <table:table-row table:style-name="ro1">
          <table:table-cell office:value-type="string">
            <text:p>you --- used as an object --- singular, polite</text:p>
          </table:table-cell>
          <table:table-cell office:value-type="string">
            <text:p>Sie --- with capital letter !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of his</text:p>
          </table:table-cell>
          <table:table-cell office:value-type="string">
            <text:p>seiner</text:p>
          </table:table-cell>
        </table:table-row>
        <table:table-row table:style-name="ro1">
          <table:table-cell office:value-type="string">
            <text:p>(to) him</text:p>
          </table:table-cell>
          <table:table-cell office:value-type="string">
            <text:p>(zu) ihm</text:p>
          </table:table-cell>
        </table:table-row>
        <table:table-row table:style-name="ro1">
          <table:table-cell office:value-type="string">
            <text:p>him --- used as an object</text:p>
          </table:table-cell>
          <table:table-cell office:value-type="string">
            <text:p>ihn</text:p>
          </table:table-cell>
        </table:table-row>
        <table:table-row table:style-name="ro1">
          <table:table-cell office:value-type="string">
            <text:p>she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of hers</text:p>
          </table:table-cell>
          <table:table-cell office:value-type="string">
            <text:p>ihrer</text:p>
          </table:table-cell>
        </table:table-row>
        <table:table-row table:style-name="ro1">
          <table:table-cell office:value-type="string">
            <text:p>(to) her</text:p>
          </table:table-cell>
          <table:table-cell office:value-type="string">
            <text:p>(zu) ihr</text:p>
          </table:table-cell>
        </table:table-row>
        <table:table-row table:style-name="ro1">
          <table:table-cell office:value-type="string">
            <text:p>her --- used as an object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of its</text:p>
          </table:table-cell>
          <table:table-cell office:value-type="string">
            <text:p>seiner</text:p>
          </table:table-cell>
        </table:table-row>
        <table:table-row table:style-name="ro1">
          <table:table-cell office:value-type="string">
            <text:p>(to) it</text:p>
          </table:table-cell>
          <table:table-cell office:value-type="string">
            <text:p>(zu) ihm</text:p>
          </table:table-cell>
        </table:table-row>
        <table:table-row table:style-name="ro1">
          <table:table-cell office:value-type="string">
            <text:p>it --- used as an object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of ours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(to) us</text:p>
          </table:table-cell>
          <table:table-cell office:value-type="string">
            <text:p>(zu) uns</text:p>
          </table:table-cell>
        </table:table-row>
        <table:table-row table:style-name="ro1">
          <table:table-cell office:value-type="string">
            <text:p>us --- used as an object</text:p>
          </table:table-cell>
          <table:table-cell office:value-type="string">
            <text:p>uns</text:p>
          </table:table-cell>
        </table:table-row>
        <table:table-row table:style-name="ro1">
          <table:table-cell office:value-type="string">
            <text:p>you --- plural</text:p>
          </table:table-cell>
          <table:table-cell office:value-type="string">
            <text:p>ihr</text:p>
          </table:table-cell>
        </table:table-row>
        <table:table-row table:style-name="ro1">
          <table:table-cell office:value-type="string">
            <text:p>of yours --- plural</text:p>
          </table:table-cell>
          <table:table-cell office:value-type="string">
            <text:p>euer</text:p>
          </table:table-cell>
        </table:table-row>
        <table:table-row table:style-name="ro1">
          <table:table-cell office:value-type="string">
            <text:p>(to) you --- plural</text:p>
          </table:table-cell>
          <table:table-cell office:value-type="string">
            <text:p>(zu) euch</text:p>
          </table:table-cell>
        </table:table-row>
        <table:table-row table:style-name="ro1">
          <table:table-cell office:value-type="string">
            <text:p>you --- used as an object --- plural</text:p>
          </table:table-cell>
          <table:table-cell office:value-type="string">
            <text:p>euch</text:p>
          </table:table-cell>
        </table:table-row>
        <table:table-row table:style-name="ro1">
          <table:table-cell office:value-type="string">
            <text:p>the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of theirs</text:p>
          </table:table-cell>
          <table:table-cell office:value-type="string">
            <text:p>ihrer</text:p>
          </table:table-cell>
        </table:table-row>
        <table:table-row table:style-name="ro1">
          <table:table-cell office:value-type="string">
            <text:p>(to) them</text:p>
          </table:table-cell>
          <table:table-cell office:value-type="string">
            <text:p>(zu) ihnen</text:p>
          </table:table-cell>
        </table:table-row>
        <table:table-row table:style-name="ro1">
          <table:table-cell office:value-type="string">
            <text:p>them --- used as an object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(the man) who</text:p>
          </table:table-cell>
          <table:table-cell office:value-type="string">
            <text:p>(der Mann,) der</text:p>
          </table:table-cell>
        </table:table-row>
        <table:table-row table:style-name="ro1">
          <table:table-cell office:value-type="string">
            <text:p>(the man) whose</text:p>
          </table:table-cell>
          <table:table-cell office:value-type="string">
            <text:p>(der Mann,) dessen</text:p>
          </table:table-cell>
        </table:table-row>
        <table:table-row table:style-name="ro1">
          <table:table-cell office:value-type="string">
            <text:p>(the man) (to) whom</text:p>
          </table:table-cell>
          <table:table-cell office:value-type="string">
            <text:p>(der Mann,) (zu) dem</text:p>
          </table:table-cell>
        </table:table-row>
        <table:table-row table:style-name="ro1">
          <table:table-cell office:value-type="string">
            <text:p>(the man) whom (I saw)</text:p>
          </table:table-cell>
          <table:table-cell office:value-type="string">
            <text:p>(der Mann,) den (ich sah)</text:p>
          </table:table-cell>
        </table:table-row>
        <table:table-row table:style-name="ro1">
          <table:table-cell office:value-type="string">
            <text:p>(the woman) who</text:p>
          </table:table-cell>
          <table:table-cell office:value-type="string">
            <text:p>(die Frau,) die</text:p>
          </table:table-cell>
        </table:table-row>
        <table:table-row table:style-name="ro1">
          <table:table-cell office:value-type="string">
            <text:p>(the woman) whose</text:p>
          </table:table-cell>
          <table:table-cell office:value-type="string">
            <text:p>(die Frau,) deren</text:p>
          </table:table-cell>
        </table:table-row>
        <table:table-row table:style-name="ro1">
          <table:table-cell office:value-type="string">
            <text:p>(the woman) (to) whom</text:p>
          </table:table-cell>
          <table:table-cell office:value-type="string">
            <text:p>(die Frau,) (zu) der</text:p>
          </table:table-cell>
        </table:table-row>
        <table:table-row table:style-name="ro1">
          <table:table-cell office:value-type="string">
            <text:p>(the woman) whom (I saw)</text:p>
          </table:table-cell>
          <table:table-cell office:value-type="string">
            <text:p>(die Frau,) die (ich sah)</text:p>
          </table:table-cell>
        </table:table-row>
        <table:table-row table:style-name="ro1">
          <table:table-cell office:value-type="string">
            <text:p>(the thing) which</text:p>
          </table:table-cell>
          <table:table-cell office:value-type="string">
            <text:p>(das Ding,) das</text:p>
          </table:table-cell>
        </table:table-row>
        <table:table-row table:style-name="ro1">
          <table:table-cell office:value-type="string">
            <text:p>(the thing) of which</text:p>
          </table:table-cell>
          <table:table-cell office:value-type="string">
            <text:p>(das Ding,) dessen</text:p>
          </table:table-cell>
        </table:table-row>
        <table:table-row table:style-name="ro1">
          <table:table-cell office:value-type="string">
            <text:p>(the thing) (to) which</text:p>
          </table:table-cell>
          <table:table-cell office:value-type="string">
            <text:p>(das Ding,) (zu) dem</text:p>
          </table:table-cell>
        </table:table-row>
        <table:table-row table:style-name="ro1">
          <table:table-cell office:value-type="string">
            <text:p>(the thing) which (I saw)</text:p>
          </table:table-cell>
          <table:table-cell office:value-type="string">
            <text:p>(das Ding,) das (ich sah)</text:p>
          </table:table-cell>
        </table:table-row>
        <table:table-row table:style-name="ro1">
          <table:table-cell office:value-type="string">
            <text:p>(the men/women/things) which</text:p>
          </table:table-cell>
          <table:table-cell office:value-type="string">
            <text:p>(die Männer/Frauen/Dinge,) die</text:p>
          </table:table-cell>
        </table:table-row>
        <table:table-row table:style-name="ro1">
          <table:table-cell office:value-type="string">
            <text:p>(the men/women/things) (of) which</text:p>
          </table:table-cell>
          <table:table-cell office:value-type="string">
            <text:p>(die Männer/Frauen/Dinge,) deren</text:p>
          </table:table-cell>
        </table:table-row>
        <table:table-row table:style-name="ro1">
          <table:table-cell office:value-type="string">
            <text:p>(the men/women/things) (to) which</text:p>
          </table:table-cell>
          <table:table-cell office:value-type="string">
            <text:p>(die Männer/Frauen/Dinge,) (zu) denen</text:p>
          </table:table-cell>
        </table:table-row>
        <table:table-row table:style-name="ro1">
          <table:table-cell office:value-type="string">
            <text:p>(the men/women/things) which (I saw)</text:p>
          </table:table-cell>
          <table:table-cell office:value-type="string">
            <text:p>(die Männer/Frauen/Dinge,) die (ich sah)</text:p>
          </table:table-cell>
        </table:table-row>
        <table:table-row table:style-name="ro1">
          <table:table-cell office:value-type="string">
            <text:p>Who?</text:p>
          </table:table-cell>
          <table:table-cell office:value-type="string">
            <text:p>Wer?</text:p>
          </table:table-cell>
        </table:table-row>
        <table:table-row table:style-name="ro1">
          <table:table-cell office:value-type="string">
            <text:p>What?</text:p>
          </table:table-cell>
          <table:table-cell office:value-type="string">
            <text:p>Was?</text:p>
          </table:table-cell>
        </table:table-row>
        <table:table-row table:style-name="ro1">
          <table:table-cell office:value-type="string">
            <text:p>Whose?</text:p>
          </table:table-cell>
          <table:table-cell office:value-type="string">
            <text:p>Wessen?</text:p>
          </table:table-cell>
        </table:table-row>
        <table:table-row table:style-name="ro1">
          <table:table-cell office:value-type="string">
            <text:p>(To) whom?</text:p>
          </table:table-cell>
          <table:table-cell office:value-type="string">
            <text:p>(Zu) wem?</text:p>
          </table:table-cell>
        </table:table-row>
        <table:table-row table:style-name="ro1">
          <table:table-cell office:value-type="string">
            <text:p>Whom? --- used as an object</text:p>
          </table:table-cell>
          <table:table-cell office:value-type="string">
            <text:p>Wen?</text:p>
          </table:table-cell>
        </table:table-row>
        <table:table-row table:style-name="ro1">
          <table:table-cell office:value-type="string">
            <text:p>a (man)</text:p>
          </table:table-cell>
          <table:table-cell office:value-type="string">
            <text:p>ein (Mann)</text:p>
          </table:table-cell>
        </table:table-row>
        <table:table-row table:style-name="ro1">
          <table:table-cell office:value-type="string">
            <text:p>of a (man)</text:p>
          </table:table-cell>
          <table:table-cell office:value-type="string">
            <text:p>eines (Mannes)</text:p>
          </table:table-cell>
        </table:table-row>
        <table:table-row table:style-name="ro1">
          <table:table-cell office:value-type="string">
            <text:p>(to) a (man)</text:p>
          </table:table-cell>
          <table:table-cell office:value-type="string">
            <text:p>(zu) einem (Mann)</text:p>
          </table:table-cell>
        </table:table-row>
        <table:table-row table:style-name="ro1">
          <table:table-cell office:value-type="string">
            <text:p>a (man) --- used as an object</text:p>
          </table:table-cell>
          <table:table-cell office:value-type="string">
            <text:p>einen (Mann)</text:p>
          </table:table-cell>
        </table:table-row>
        <table:table-row table:style-name="ro1">
          <table:table-cell office:value-type="string">
            <text:p>a (woman)</text:p>
          </table:table-cell>
          <table:table-cell office:value-type="string">
            <text:p>eine (Frau)</text:p>
          </table:table-cell>
        </table:table-row>
        <table:table-row table:style-name="ro1">
          <table:table-cell office:value-type="string">
            <text:p>of a (woman)</text:p>
          </table:table-cell>
          <table:table-cell office:value-type="string">
            <text:p>einer (Frau)</text:p>
          </table:table-cell>
        </table:table-row>
        <table:table-row table:style-name="ro1">
          <table:table-cell office:value-type="string">
            <text:p>(to) a (woman)</text:p>
          </table:table-cell>
          <table:table-cell office:value-type="string">
            <text:p>(zu) einer (Frau)</text:p>
          </table:table-cell>
        </table:table-row>
        <table:table-row table:style-name="ro1">
          <table:table-cell office:value-type="string">
            <text:p>a (woman) --- used as an object</text:p>
          </table:table-cell>
          <table:table-cell office:value-type="string">
            <text:p>eine (Frau)</text:p>
          </table:table-cell>
        </table:table-row>
        <table:table-row table:style-name="ro1">
          <table:table-cell office:value-type="string">
            <text:p>a (thing)</text:p>
          </table:table-cell>
          <table:table-cell office:value-type="string">
            <text:p>ein (Ding)</text:p>
          </table:table-cell>
        </table:table-row>
        <table:table-row table:style-name="ro1">
          <table:table-cell office:value-type="string">
            <text:p>of a (thing)</text:p>
          </table:table-cell>
          <table:table-cell office:value-type="string">
            <text:p>eines (Dinges)</text:p>
          </table:table-cell>
        </table:table-row>
        <table:table-row table:style-name="ro1">
          <table:table-cell office:value-type="string">
            <text:p>(to) a (thing)</text:p>
          </table:table-cell>
          <table:table-cell office:value-type="string">
            <text:p>(zu) einem (Ding)</text:p>
          </table:table-cell>
        </table:table-row>
        <table:table-row table:style-name="ro1">
          <table:table-cell office:value-type="string">
            <text:p>a (thing) --- used as an object</text:p>
          </table:table-cell>
          <table:table-cell office:value-type="string">
            <text:p>ein (Ding)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ein --- singular inflected like "ein" ! --- plural inflected like a normal adjective</text:p>
          </table:table-cell>
        </table:table-row>
        <table:table-row table:style-name="ro1">
          <table:table-cell office:value-type="string">
            <text:p>your (singular)</text:p>
          </table:table-cell>
          <table:table-cell office:value-type="string">
            <text:p>dein --- singular inflected like "ein" ! --- plural inflected like a normal adjective</text:p>
          </table:table-cell>
        </table:table-row>
        <table:table-row table:style-name="ro1">
          <table:table-cell office:value-type="string">
            <text:p>your (singular, polite)</text:p>
          </table:table-cell>
          <table:table-cell office:value-type="string">
            <text:p>Ihr --- with capital letter ! --- singular inflected like "ein" ! --- plural inflected like a normal adjective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sein --- singular inflected like "ein" ! --- plural inflected like a normal adjective</text:p>
          </table:table-cell>
        </table:table-row>
        <table:table-row table:style-name="ro1">
          <table:table-cell office:value-type="string">
            <text:p>its</text:p>
          </table:table-cell>
          <table:table-cell office:value-type="string">
            <text:p>sein --- singular inflected like "ein" ! --- plural inflected like a normal adjective</text:p>
          </table:table-cell>
        </table:table-row>
        <table:table-row table:style-name="ro1">
          <table:table-cell office:value-type="string">
            <text:p>her</text:p>
          </table:table-cell>
          <table:table-cell office:value-type="string">
            <text:p>ihr --- singular inflected like "ein" ! --- plural inflected like a normal adjective</text:p>
          </table:table-cell>
        </table:table-row>
        <table:table-row table:style-name="ro1">
          <table:table-cell office:value-type="string">
            <text:p>our</text:p>
          </table:table-cell>
          <table:table-cell office:value-type="string">
            <text:p>unser --- singular inflected like "ein" ! --- plural inflected like a normal adjective</text:p>
          </table:table-cell>
        </table:table-row>
        <table:table-row table:style-name="ro1">
          <table:table-cell office:value-type="string">
            <text:p>your (plural)</text:p>
          </table:table-cell>
          <table:table-cell office:value-type="string">
            <text:p>euer (without an ending), eur (with an ending) --- singular inflected like "ein" ! --- plural inflected like a normal adjective</text:p>
          </table:table-cell>
        </table:table-row>
        <table:table-row table:style-name="ro1">
          <table:table-cell office:value-type="string">
            <text:p>their</text:p>
          </table:table-cell>
          <table:table-cell office:value-type="string">
            <text:p>ihr --- singular inflected like "ein" ! --- plural inflected like a normal adjective</text:p>
          </table:table-cell>
        </table:table-row>
        <table:table-row table:style-name="ro1">
          <table:table-cell office:value-type="string">
            <text:p>someone</text:p>
          </table:table-cell>
          <table:table-cell office:value-type="string">
            <text:p>jemand</text:p>
          </table:table-cell>
        </table:table-row>
        <table:table-row table:style-name="ro1">
          <table:table-cell office:value-type="string">
            <text:p>of someone</text:p>
          </table:table-cell>
          <table:table-cell office:value-type="string">
            <text:p>jemandes</text:p>
          </table:table-cell>
        </table:table-row>
        <table:table-row table:style-name="ro1">
          <table:table-cell office:value-type="string">
            <text:p>(to) someone</text:p>
          </table:table-cell>
          <table:table-cell office:value-type="string">
            <text:p>(zu) jemandem</text:p>
          </table:table-cell>
        </table:table-row>
        <table:table-row table:style-name="ro1">
          <table:table-cell office:value-type="string">
            <text:p>someone --- used as an object</text:p>
          </table:table-cell>
          <table:table-cell office:value-type="string">
            <text:p>jemanden</text:p>
          </table:table-cell>
        </table:table-row>
        <table:table-row table:style-name="ro1">
          <table:table-cell office:value-type="string">
            <text:p>no one</text:p>
          </table:table-cell>
          <table:table-cell office:value-type="string">
            <text:p>niemand --- inflected like "jemand" !</text:p>
          </table:table-cell>
        </table:table-row>
        <table:table-row table:style-name="ro1">
          <table:table-cell office:value-type="string">
            <text:p>no (man etc.)</text:p>
          </table:table-cell>
          <table:table-cell office:value-type="string">
            <text:p>kein (Mann etc.) --- inflected like "ein" !</text:p>
          </table:table-cell>
        </table:table-row>
        <table:table-row table:style-name="ro1">
          <table:table-cell office:value-type="string">
            <text:p>what kind of (thing etc.)</text:p>
          </table:table-cell>
          <table:table-cell office:value-type="string">
            <text:p>was für ein (Ding etc.) --- only "ein" is inflected !</text:p>
          </table:table-cell>
        </table:table-row>
        <table:table-row table:style-name="ro1">
          <table:table-cell office:value-type="string">
            <text:p>this (man)</text:p>
          </table:table-cell>
          <table:table-cell office:value-type="string">
            <text:p>dieser (Mann) = dies + er --- the singular of dies is otherwise inflected like "ein" ! --- plural inflected like a normal adjective</text:p>
          </table:table-cell>
        </table:table-row>
        <table:table-row table:style-name="ro1">
          <table:table-cell office:value-type="string">
            <text:p>this (woman)</text:p>
          </table:table-cell>
          <table:table-cell office:value-type="string">
            <text:p>diese (Frau) = dies + e --- the singular of dies is otherwise inflected like "ein" ! --- plural inflected like a normal adjective</text:p>
          </table:table-cell>
        </table:table-row>
        <table:table-row table:style-name="ro1">
          <table:table-cell office:value-type="string">
            <text:p>this (thing)</text:p>
          </table:table-cell>
          <table:table-cell office:value-type="string">
            <text:p>dieses (Ding) = dies + es --- the singular of dies is otherwise inflected like "ein" ! --- plural inflected like a normal adjective</text:p>
          </table:table-cell>
        </table:table-row>
        <table:table-row table:style-name="ro1">
          <table:table-cell office:value-type="string">
            <text:p>this (thing) --- used as an object</text:p>
          </table:table-cell>
          <table:table-cell office:value-type="string">
            <text:p>dieses (Ding) = dies + es --- the singular of dies is otherwise inflected like "ein" ! --- plural inflected like a normal adjective</text:p>
          </table:table-cell>
        </table:table-row>
        <table:table-row table:style-name="ro1">
          <table:table-cell office:value-type="string">
            <text:p>that (man)</text:p>
          </table:table-cell>
          <table:table-cell office:value-type="string">
            <text:p>jener (Mann) = jen + er --- the singular of jen is otherwise inflected like "ein" ! --- plural inflected like a normal adjective</text:p>
          </table:table-cell>
        </table:table-row>
        <table:table-row table:style-name="ro1">
          <table:table-cell office:value-type="string">
            <text:p>that (woman)</text:p>
          </table:table-cell>
          <table:table-cell office:value-type="string">
            <text:p>jene (Frau) = jen + e --- the singular of jen is otherwise inflected like "ein" ! --- plural inflected like a normal adjective</text:p>
          </table:table-cell>
        </table:table-row>
        <table:table-row table:style-name="ro1">
          <table:table-cell office:value-type="string">
            <text:p>that (thing)</text:p>
          </table:table-cell>
          <table:table-cell office:value-type="string">
            <text:p>jenes (Ding) = jen + es --- the singular of jen is otherwise inflected like "ein" ! --- plural inflected like a normal adjective</text:p>
          </table:table-cell>
        </table:table-row>
        <table:table-row table:style-name="ro1">
          <table:table-cell office:value-type="string">
            <text:p>that (thing) --- used as an object</text:p>
          </table:table-cell>
          <table:table-cell office:value-type="string">
            <text:p>jenes (Ding) = jen + es --- the singular of jen is otherwise inflected like "ein" ! --- plural inflected like a normal adjective</text:p>
          </table:table-cell>
        </table:table-row>
        <table:table-row table:style-name="ro1">
          <table:table-cell office:value-type="string">
            <text:p>which (man)</text:p>
          </table:table-cell>
          <table:table-cell office:value-type="string">
            <text:p>welcher (Mann) = welch + er --- the singular of welch is otherwise inflected like "ein" ! --- plural inflected like a normal adjective</text:p>
          </table:table-cell>
        </table:table-row>
        <table:table-row table:style-name="ro1">
          <table:table-cell office:value-type="string">
            <text:p>which (woman)</text:p>
          </table:table-cell>
          <table:table-cell office:value-type="string">
            <text:p>welche (Frau) = welch + e --- the singular of welch is otherwise inflected like "ein" ! --- plural inflected like a normal adjective</text:p>
          </table:table-cell>
        </table:table-row>
        <table:table-row table:style-name="ro1">
          <table:table-cell office:value-type="string">
            <text:p>which (thing)</text:p>
          </table:table-cell>
          <table:table-cell office:value-type="string">
            <text:p>welches (Ding) = welch + es --- the singular of welch is otherwise inflected like "ein" ! --- plural inflected like a normal adjective</text:p>
          </table:table-cell>
        </table:table-row>
        <table:table-row table:style-name="ro1">
          <table:table-cell office:value-type="string">
            <text:p>which (thing) --- used as an object</text:p>
          </table:table-cell>
          <table:table-cell office:value-type="string">
            <text:p>welches (Ding) = welch + es --- the singular of welch is otherwise inflected like "ein" ! --- plural inflected like a normal adjective</text:p>
          </table:table-cell>
        </table:table-row>
        <table:table-row table:style-name="ro1">
          <table:table-cell office:value-type="string">
            <text:p>myself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yourself</text:p>
          </table:table-cell>
          <table:table-cell office:value-type="string">
            <text:p>dich</text:p>
          </table:table-cell>
        </table:table-row>
        <table:table-row table:style-name="ro1">
          <table:table-cell office:value-type="string">
            <text:p>yourself --- singular, polite</text:p>
          </table:table-cell>
          <table:table-cell office:value-type="string">
            <text:p>Sich --- with capital letter!</text:p>
          </table:table-cell>
        </table:table-row>
        <table:table-row table:style-name="ro1">
          <table:table-cell office:value-type="string">
            <text:p>himself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herself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itself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ourselves</text:p>
          </table:table-cell>
          <table:table-cell office:value-type="string">
            <text:p>uns</text:p>
          </table:table-cell>
        </table:table-row>
        <table:table-row table:style-name="ro1">
          <table:table-cell office:value-type="string">
            <text:p>yourselves</text:p>
          </table:table-cell>
          <table:table-cell office:value-type="string">
            <text:p>euch</text:p>
          </table:table-cell>
        </table:table-row>
        <table:table-row table:style-name="ro1">
          <table:table-cell office:value-type="string">
            <text:p>themselves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each other, one another</text:p>
          </table:table-cell>
          <table:table-cell office:value-type="string">
            <text:p>einander</text:p>
          </table:table-cell>
        </table:table-row>
        <table:table-row table:style-name="ro1">
          <table:table-cell office:value-type="string">
            <text:p>every / each (man)</text:p>
          </table:table-cell>
          <table:table-cell office:value-type="string">
            <text:p>jeder (Mann) = jed + er --- the singular of jed is otherwise inflected like "ein" ! --- no plural</text:p>
          </table:table-cell>
        </table:table-row>
        <table:table-row table:style-name="ro1">
          <table:table-cell office:value-type="string">
            <text:p>every / each (woman)</text:p>
          </table:table-cell>
          <table:table-cell office:value-type="string">
            <text:p>jede (Frau) = jed + e --- the singular of jed is otherwise inflected like "ein" ! --- no plural</text:p>
          </table:table-cell>
        </table:table-row>
        <table:table-row table:style-name="ro1">
          <table:table-cell office:value-type="string">
            <text:p>every / each (thing)</text:p>
          </table:table-cell>
          <table:table-cell office:value-type="string">
            <text:p>jedes (Ding) = jed + es --- the singular of jed is otherwise inflected like "ein" ! --- no plural</text:p>
          </table:table-cell>
        </table:table-row>
        <table:table-row table:style-name="ro1">
          <table:table-cell office:value-type="string">
            <text:p>every / each (thing) --- used as an object</text:p>
          </table:table-cell>
          <table:table-cell office:value-type="string">
            <text:p>jedes (Ding) = jed + es --- the singular of jed is otherwise inflected like "ein" ! --- no plural</text:p>
          </table:table-cell>
        </table:table-row>
        <table:table-row table:style-name="ro1">
          <table:table-cell office:value-type="string">
            <text:p>the (man)</text:p>
          </table:table-cell>
          <table:table-cell office:value-type="string">
            <text:p>der (Mann)</text:p>
          </table:table-cell>
        </table:table-row>
        <table:table-row table:style-name="ro1">
          <table:table-cell office:value-type="string">
            <text:p>of the (man)</text:p>
          </table:table-cell>
          <table:table-cell office:value-type="string">
            <text:p>des (Mannes)</text:p>
          </table:table-cell>
        </table:table-row>
        <table:table-row table:style-name="ro1">
          <table:table-cell office:value-type="string">
            <text:p>(to) the (man)</text:p>
          </table:table-cell>
          <table:table-cell office:value-type="string">
            <text:p>(zu) dem (Mann)</text:p>
          </table:table-cell>
        </table:table-row>
        <table:table-row table:style-name="ro1">
          <table:table-cell office:value-type="string">
            <text:p>the (man) --- used as an object</text:p>
          </table:table-cell>
          <table:table-cell office:value-type="string">
            <text:p>den (Mann)</text:p>
          </table:table-cell>
        </table:table-row>
        <table:table-row table:style-name="ro1">
          <table:table-cell office:value-type="string">
            <text:p>the (woman)</text:p>
          </table:table-cell>
          <table:table-cell office:value-type="string">
            <text:p>die (Frau)</text:p>
          </table:table-cell>
        </table:table-row>
        <table:table-row table:style-name="ro1">
          <table:table-cell office:value-type="string">
            <text:p>of the (woman)</text:p>
          </table:table-cell>
          <table:table-cell office:value-type="string">
            <text:p>der (Frau)</text:p>
          </table:table-cell>
        </table:table-row>
        <table:table-row table:style-name="ro1">
          <table:table-cell office:value-type="string">
            <text:p>(to) the (woman)</text:p>
          </table:table-cell>
          <table:table-cell office:value-type="string">
            <text:p>(zu) der (Frau)</text:p>
          </table:table-cell>
        </table:table-row>
        <table:table-row table:style-name="ro1">
          <table:table-cell office:value-type="string">
            <text:p>the (woman) --- used as an object</text:p>
          </table:table-cell>
          <table:table-cell office:value-type="string">
            <text:p>die (Frau)</text:p>
          </table:table-cell>
        </table:table-row>
        <table:table-row table:style-name="ro1">
          <table:table-cell office:value-type="string">
            <text:p>the (thing)</text:p>
          </table:table-cell>
          <table:table-cell office:value-type="string">
            <text:p>das (Ding)</text:p>
          </table:table-cell>
        </table:table-row>
        <table:table-row table:style-name="ro1">
          <table:table-cell office:value-type="string">
            <text:p>of the (thing)</text:p>
          </table:table-cell>
          <table:table-cell office:value-type="string">
            <text:p>des (Dinges)</text:p>
          </table:table-cell>
        </table:table-row>
        <table:table-row table:style-name="ro1">
          <table:table-cell office:value-type="string">
            <text:p>(to) the (thing)</text:p>
          </table:table-cell>
          <table:table-cell office:value-type="string">
            <text:p>(zu) dem (Ding)</text:p>
          </table:table-cell>
        </table:table-row>
        <table:table-row table:style-name="ro1">
          <table:table-cell office:value-type="string">
            <text:p>the (thing) --- used as an object</text:p>
          </table:table-cell>
          <table:table-cell office:value-type="string">
            <text:p>das (Ding)</text:p>
          </table:table-cell>
        </table:table-row>
        <table:table-row table:style-name="ro1">
          <table:table-cell office:value-type="string">
            <text:p>the (men/women/things)</text:p>
          </table:table-cell>
          <table:table-cell office:value-type="string">
            <text:p>die (Männer/Frauen/Dinge)</text:p>
          </table:table-cell>
        </table:table-row>
        <table:table-row table:style-name="ro1">
          <table:table-cell office:value-type="string">
            <text:p>of the (men/women/things)</text:p>
          </table:table-cell>
          <table:table-cell office:value-type="string">
            <text:p>der (Männer/Frauen/Dinge)</text:p>
          </table:table-cell>
        </table:table-row>
        <table:table-row table:style-name="ro1">
          <table:table-cell office:value-type="string">
            <text:p>(to) the (men/women/things)</text:p>
          </table:table-cell>
          <table:table-cell office:value-type="string">
            <text:p>(zu) den (Männern/Frauen/Dingen)</text:p>
          </table:table-cell>
        </table:table-row>
        <table:table-row table:style-name="ro1">
          <table:table-cell office:value-type="string">
            <text:p>the (men/women/things) --- used as an object</text:p>
          </table:table-cell>
          <table:table-cell office:value-type="string">
            <text:p>die (Männer/Frauen/Dinge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9">19.11.2024</text:date>, <text:time>21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1M7S</meta:editing-duration>
    <meta:editing-cycles>129</meta:editing-cycles>
    <meta:generator>OpenOffice/4.1.15$Win32 OpenOffice.org_project/4115m2$Build-9813</meta:generator>
    <dc:date>2024-11-19T21:39:53.11</dc:date>
    <meta:document-statistic meta:table-count="3" meta:cell-count="254" meta:object-count="0"/>
    <meta:user-defined meta:name="Info 1"/>
    <meta:user-defined meta:name="Info 2"/>
    <meta:user-defined meta:name="Info 3"/>
    <meta:user-defined meta:name="Info 4"/>
  </office:meta>
</office:document-meta>
</file>